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RendererUtil.writeLabelWithAccessKey( TobagoResponseWriter writer , LabelWithAccessKey lab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mlRendererUtil.addAcceleratorKey( FacesContext facesContext , String func , char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RendererUtil.getStyleAttributeIntValue( HtmlStyleMap styl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RendererUtil.ensureStyleAttributeMap( UIComponent component , String attribu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mlRendererUtil.checkForCommandFacet( UIComponent component , FacesContext facesContext , TobagoResponse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RendererUtil.checkForCommandFacet( UIComponent component , List &lt; String &gt; clientIds , FacesContext facesContext , TobagoResponseWriter writ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mlRendererUtil.getRenderedPartiallyJavascriptArray( FacesContext facesContext , UICommand comman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tmlRendererUtil.renderSelectItems( UIInput component , List &lt; SelectItem &gt; items , Object [ ] values , TobagoResponseWriter writer , FacesContext facesContex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">
            <text:p text:style-name="Table_20_Contents">2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HtmlRendererUtil.removeStyleClasses( UIComponent cel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mlRendererUtil.HtmlRenderer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mlRendererUtil.getComponentId( FacesContext context , UIComponent component , String component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tmlRendererUtil.renderDojoDndSource( FacesContext context , UIComponent compon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mlRendererUtil.getRendererName( FacesContext facesContext ,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mlRendererUtil.getStyleAttributeValue( String style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mlRendererUtil.removeStyleAttribute( String styl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RendererUtil.replaceStyleAttribute( UIComponent component , String attribute , String styleAttribut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RendererUtil.writeScriptForClientId( String clientId , Map . Entry &lt; String , UIComponent &gt; facetEntry , FacesContext facesContext , TobagoResponseWriter wri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HtmlRendererUtil.addMarkupClass( UIComponent component , String rendererName , String subComponent , StringBuilder tobago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RendererUtil.startJavascript( Response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RendererUtil.renderTip( UIComponent component , TobagoResponseWriter wri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mlRendererUtil.addMarkupClass( UIComponent component , String rendererName , StyleClasses 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RendererUtil.createHeaderAndBodyStyles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RendererUtil.addCssClass( UIComponent component , String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RendererUtil.createSrc( String src , String 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mlRendererUtil.ensureStyleAttributeMap(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RendererUtil.createHeaderAndBodyStyles( FacesContext facesContext , UIComponent component , boolean wid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HtmlRendererUtil.replaceStyleAttribute( UIComponent component , String styleAttribut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RendererUtil.createOnclickAcceleratorKeyJsStatement( String clientId , char key , String mod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RendererUtil.toStyleString( String key , Integ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RendererUtil.writeScriptLoader( FacesContext facesContext , String [ ] scripts , String [ ] afterLoadCmd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HtmlRendererUtil.removeStyleAttribute( UIComponent compon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RendererUtil.replaceStyleAttribute( UIComponent component , String attribute , String styleAttribut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RendererUtil.endJavascript( Response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RendererUtil.toStyleString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RendererUtil.getComponentIds( FacesContext context , UIComponent component , String [ ] component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tmlRendererUtil.getTobagoResponseWriter( FacesContext faces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RendererUtil.layoutSpace( FacesContext facesContext , UIComponent component , boolean width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8">
            <text:p text:style-name="Table_20_Contents">18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HtmlRendererUtil.renderImageTip( UIComponent component , TobagoResponseWriter wri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mlRendererUtil.getTitleFromTipAndMessages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RendererUtil.addClickAcceleratorKey( FacesContext facesContext , String clientId , char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RendererUtil.setDefaultTransition( FacesContext facesContext , boolean tran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RendererUtil.addTip( String title , Object ti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mlRendererUtil.getJavascriptString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RendererUtil.layoutHeight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RendererUtil.writeJavascript( ResponseWriter writer ,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RendererUtil.writeStyleLoader( FacesContext facesContext , String [ ] sty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RendererUtil.createAcceleratorKeyJsStatement( String func , char key , String modifi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tmlRendererUtil.replaceStyleAttribute( String style ,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RendererUtil.writeScriptLoader( FacesContext facesContext ,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RendererUtil.addImageSources( FacesContext facesContext , TobagoResponseWriter writer , String src , String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mlRendererUtil.addCommandFacet( List &lt; String &gt; clientIds , Map . Entry &lt; String , UIComponent &gt; facetEntry , FacesContext facesContext , TobagoResponseWriter 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RendererUtil.getJavascriptArray( String [ ] 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mlRendererUtil.getLayoutSpaceStyle(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mlRendererUtil.addAcceleratorKey( FacesContext facesContext , String func , char key , String mod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RendererUtil.createDojoDndType( UIComponent component , String clientId , String dojoTyp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HtmlRendererUtil.layoutWidth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RendererUtil.renderFocusId( FacesContext facesContext ,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mlRendererUtil.renderDojoDndItem( UIComponent component , TobagoResponseWriter writer , boolean addSty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mlRendererUtil.createCssClass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RendererUtil.prepareRender( FacesContext facesContext ,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RendererUtil.addClickAcceleratorKey( FacesContext facesContext , String clientId , char key , String mod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RendererUtil.replaceStyleAttribute( UIComponent component , String styleAttribut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RendererUtil.prepareInnerStyle( UIComponent compon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mlRendererUtil.updateClassAttribute( String cssClass , String rendererName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